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  <style:style style:name="P29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41" style:parent-style-name="DefaultParagraphFont" style:family="text">
      <style:text-properties fo:font-weight="bold" style:font-weight-asian="bold" style:font-weight-complex="bold"/>
    </style:style>
    <style:style style:name="P2942" style:parent-style-name="Normal" style:list-style-name="LFO29" style:family="paragraph"/>
    <style:style style:name="P2943" style:parent-style-name="Normal" style:list-style-name="LFO29" style:family="paragraph"/>
    <style:style style:name="P2944" style:parent-style-name="Normal" style:list-style-name="LFO29" style:family="paragraph"/>
    <style:style style:name="T2945" style:parent-style-name="DefaultParagraphFont" style:family="text">
      <style:text-properties fo:font-weight="bold" style:font-weight-asian="bold" style:font-weight-complex="bold"/>
    </style:style>
    <style:style style:name="P29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9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61" style:parent-style-name="Normal" style:list-style-name="LFO30" style:family="paragraph"/>
    <style:style style:name="T2962" style:parent-style-name="DefaultParagraphFont" style:family="text">
      <style:text-properties fo:font-weight="bold" style:font-weight-asian="bold" style:font-weight-complex="bold"/>
    </style:style>
    <style:style style:name="P2963" style:parent-style-name="Normal" style:list-style-name="LFO30" style:family="paragraph"/>
    <style:style style:name="P2964" style:parent-style-name="Normal" style:list-style-name="LFO30" style:family="paragraph"/>
    <style:style style:name="P2965" style:parent-style-name="Normal" style:family="paragraph">
      <style:text-properties fo:font-weight="bold" style:font-weight-asian="bold" style:font-weight-complex="bold"/>
    </style:style>
    <style:style style:name="P29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6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9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80" style:parent-style-name="Normal" style:list-style-name="LFO31" style:family="paragraph"/>
    <style:style style:name="T2981" style:parent-style-name="DefaultParagraphFont" style:family="text">
      <style:text-properties fo:font-weight="bold" style:font-weight-asian="bold" style:font-weight-complex="bold"/>
    </style:style>
    <style:style style:name="P2982" style:parent-style-name="Normal" style:list-style-name="LFO31" style:family="paragraph"/>
    <style:style style:name="P2983" style:parent-style-name="Normal" style:list-style-name="LFO31" style:family="paragraph"/>
    <style:style style:name="P2984" style:parent-style-name="Normal" style:list-style-name="LFO31" style:family="paragraph"/>
    <style:style style:name="P2985" style:parent-style-name="Normal" style:list-style-name="LFO31" style:family="paragraph"/>
    <style:style style:name="P2986" style:parent-style-name="Normal" style:family="paragraph">
      <style:text-properties fo:font-weight="bold" style:font-weight-asian="bold" style:font-weight-complex="bold"/>
    </style:style>
    <style:style style:name="P29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9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9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0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2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1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1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6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3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6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7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6" style:parent-style-name="Normal" style:family="paragraph">
      <style:text-properties fo:font-weight="bold" style:font-weight-asian="bold" style:font-weight-complex="bold"/>
    </style:style>
    <style:style style:name="P3377" style:parent-style-name="Normal" style:list-style-name="LFO32" style:family="paragraph"/>
    <style:style style:name="T3378" style:parent-style-name="DefaultParagraphFont" style:family="text">
      <style:text-properties fo:font-weight="bold" style:font-weight-asian="bold" style:font-weight-complex="bold"/>
    </style:style>
    <style:style style:name="P3379" style:parent-style-name="Normal" style:list-style-name="LFO32" style:family="paragraph"/>
    <style:style style:name="P3380" style:parent-style-name="Normal" style:list-style-name="LFO32" style:family="paragraph"/>
    <style:style style:name="T3381" style:parent-style-name="DefaultParagraphFont" style:family="text">
      <style:text-properties fo:font-weight="bold" style:font-weight-asian="bold" style:font-weight-complex="bold"/>
    </style:style>
    <style:style style:name="P3382" style:parent-style-name="Normal" style:list-style-name="LFO32" style:family="paragraph"/>
    <style:style style:name="P3383" style:parent-style-name="Normal" style:list-style-name="LFO32" style:family="paragraph"/>
    <style:style style:name="T3384" style:parent-style-name="DefaultParagraphFont" style:family="text">
      <style:text-properties fo:font-weight="bold" style:font-weight-asian="bold" style:font-weight-complex="bold"/>
    </style:style>
    <style:style style:name="P3385" style:parent-style-name="Normal" style:list-style-name="LFO32" style:family="paragraph"/>
    <style:style style:name="P3386" style:parent-style-name="Normal" style:list-style-name="LFO32" style:family="paragraph"/>
    <style:style style:name="T3387" style:parent-style-name="DefaultParagraphFont" style:family="text">
      <style:text-properties fo:font-weight="bold" style:font-weight-asian="bold" style:font-weight-complex="bold"/>
    </style:style>
    <style:style style:name="P3388" style:parent-style-name="Normal" style:list-style-name="LFO32" style:family="paragraph"/>
    <style:style style:name="P3389" style:parent-style-name="Normal" style:list-style-name="LFO32" style:family="paragraph"/>
    <style:style style:name="T3390" style:parent-style-name="DefaultParagraphFont" style:family="text">
      <style:text-properties fo:font-weight="bold" style:font-weight-asian="bold" style:font-weight-complex="bold"/>
    </style:style>
    <style:style style:name="P3391" style:parent-style-name="Normal" style:list-style-name="LFO32" style:family="paragraph"/>
    <style:style style:name="P3392" style:parent-style-name="Normal" style:list-style-name="LFO32" style:family="paragraph"/>
    <style:style style:name="T3393" style:parent-style-name="DefaultParagraphFont" style:family="text">
      <style:text-properties fo:font-weight="bold" style:font-weight-asian="bold" style:font-weight-complex="bold"/>
    </style:style>
    <style:style style:name="P3394" style:parent-style-name="Normal" style:list-style-name="LFO32" style:family="paragraph"/>
    <style:style style:name="P3395" style:parent-style-name="Normal" style:family="paragraph">
      <style:text-properties fo:font-weight="bold" style:font-weight-asian="bold" style:font-weight-complex="bold"/>
    </style:style>
    <style:style style:name="P33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3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P3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4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4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445" style:parent-style-name="Normal" style:family="paragraph">
      <style:text-properties fo:font-weight="bold" style:font-weight-asian="bold" style:font-weight-complex="bold"/>
    </style:style>
    <style:style style:name="P3446" style:parent-style-name="Normal" style:family="paragraph">
      <style:text-properties fo:font-weight="bold" style:font-weight-asian="bold" style:font-weight-complex="bold"/>
    </style:style>
    <style:style style:name="T3447" style:parent-style-name="DefaultParagraphFont" style:family="text">
      <style:text-properties fo:font-weight="bold" style:font-weight-asian="bold" style:font-weight-complex="bold"/>
    </style:style>
    <style:style style:name="P34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54" style:parent-style-name="DefaultParagraphFont" style:family="text">
      <style:text-properties fo:font-weight="bold" style:font-weight-asian="bold" style:font-weight-complex="bold"/>
    </style:style>
    <style:style style:name="P3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61" style:parent-style-name="DefaultParagraphFont" style:family="text">
      <style:text-properties fo:font-weight="bold" style:font-weight-asian="bold" style:font-weight-complex="bold"/>
    </style:style>
    <style:style style:name="T3462" style:parent-style-name="DefaultParagraphFont" style:family="text">
      <style:text-properties fo:font-weight="bold" style:font-weight-asian="bold" style:font-weight-complex="bold"/>
    </style:style>
    <style:style style:name="P3463" style:parent-style-name="Normal" style:list-style-name="LFO33" style:family="paragraph"/>
    <style:style style:name="T3464" style:parent-style-name="DefaultParagraphFont" style:family="text">
      <style:text-properties fo:font-weight="bold" style:font-weight-asian="bold" style:font-weight-complex="bold"/>
    </style:style>
    <style:style style:name="P3465" style:parent-style-name="Normal" style:list-style-name="LFO33" style:family="paragraph"/>
    <style:style style:name="P3466" style:parent-style-name="Normal" style:list-style-name="LFO33" style:family="paragraph"/>
    <style:style style:name="P3467" style:parent-style-name="Normal" style:list-style-name="LFO33" style:family="paragraph"/>
    <style:style style:name="T3468" style:parent-style-name="DefaultParagraphFont" style:family="text">
      <style:text-properties fo:font-weight="bold" style:font-weight-asian="bold" style:font-weight-complex="bold"/>
    </style:style>
    <style:style style:name="P3469" style:parent-style-name="Normal" style:list-style-name="LFO33" style:family="paragraph"/>
    <style:style style:name="P3470" style:parent-style-name="Normal" style:list-style-name="LFO33" style:family="paragraph"/>
    <style:style style:name="P3471" style:parent-style-name="Normal" style:list-style-name="LFO33" style:family="paragraph"/>
    <style:style style:name="P3472" style:parent-style-name="Normal" style:family="paragraph">
      <style:text-properties fo:font-weight="bold" style:font-weight-asian="bold" style:font-weight-complex="bold"/>
    </style:style>
    <style:style style:name="P34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34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4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4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1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3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5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5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0" style:parent-style-name="Normal" style:family="paragraph">
      <style:text-properties fo:font-weight="bold" style:font-weight-asian="bold" style:font-weight-complex="bold"/>
    </style:style>
    <style:style style:name="P3591" style:parent-style-name="Normal" style:list-style-name="LFO34" style:family="paragraph"/>
    <style:style style:name="T3592" style:parent-style-name="DefaultParagraphFont" style:family="text">
      <style:text-properties fo:font-weight="bold" style:font-weight-asian="bold" style:font-weight-complex="bold"/>
    </style:style>
    <style:style style:name="P3593" style:parent-style-name="Normal" style:list-style-name="LFO34" style:family="paragraph"/>
    <style:style style:name="P3594" style:parent-style-name="Normal" style:list-style-name="LFO34" style:family="paragraph"/>
    <style:style style:name="T3595" style:parent-style-name="DefaultParagraphFont" style:family="text">
      <style:text-properties fo:font-weight="bold" style:font-weight-asian="bold" style:font-weight-complex="bold"/>
    </style:style>
    <style:style style:name="P3596" style:parent-style-name="Normal" style:list-style-name="LFO34" style:family="paragraph"/>
    <style:style style:name="P3597" style:parent-style-name="Normal" style:list-style-name="LFO34" style:family="paragraph"/>
    <style:style style:name="T3598" style:parent-style-name="DefaultParagraphFont" style:family="text">
      <style:text-properties fo:font-weight="bold" style:font-weight-asian="bold" style:font-weight-complex="bold"/>
    </style:style>
    <style:style style:name="P3599" style:parent-style-name="Normal" style:list-style-name="LFO34" style:family="paragraph"/>
    <style:style style:name="P3600" style:parent-style-name="Normal" style:list-style-name="LFO34" style:family="paragraph"/>
    <style:style style:name="T3601" style:parent-style-name="DefaultParagraphFont" style:family="text">
      <style:text-properties fo:font-weight="bold" style:font-weight-asian="bold" style:font-weight-complex="bold"/>
    </style:style>
    <style:style style:name="P3602" style:parent-style-name="Normal" style:list-style-name="LFO34" style:family="paragraph"/>
    <style:style style:name="P3603" style:parent-style-name="Normal" style:family="paragraph">
      <style:text-properties fo:font-weight="bold" style:font-weight-asian="bold" style:font-weight-complex="bold"/>
    </style:style>
    <style:style style:name="P3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0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6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6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3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1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P2926"><text:span text:style-name="T2927">printf</text:span><text:span text:style-name="T2928">(</text:span><text:span text:style-name="T2929">"Hello, World!</text:span><text:span text:style-name="T2930">\n</text:span><text:span text:style-name="T2931">"</text:span><text:span text:style-name="T2932">);</text:span></text:p>
      <text:p text:style-name="P2933"><text:span text:style-name="T2934">printf</text:span><text:span text:style-name="T2935">(</text:span><text:span text:style-name="T2936">"The value is:<text:s/></text:span><text:span text:style-name="T2937">%d\n</text:span><text:span text:style-name="T2938">"</text:span><text:span text:style-name="T2939">, a);</text:span></text:p>
      <text:p text:style-name="P2940"/>
      <text:p text:style-name="Normal"><text:span text:style-name="T2941">scanf()</text:span>:</text:p>
      <text:list text:style-name="LFO29" text:continue-numbering="true">
        <text:list-item>
          <text:p text:style-name="P2942">Used to read input from the user or standard input.</text:p>
        </text:list-item>
        <text:list-item>
          <text:p text:style-name="P2943">It stores the input in specified variables.</text:p>
        </text:list-item>
        <text:list-item>
          <text:p text:style-name="P2944"><text:span text:style-name="T2945">Example</text:span></text:p>
        </text:list-item>
      </text:list>
      <text:p text:style-name="P2946"><text:span text:style-name="T2947">int</text:span><text:span text:style-name="T2948"><text:s/>a;</text:span></text:p>
      <text:p text:style-name="P2949"><text:span text:style-name="T2950">scanf</text:span><text:span text:style-name="T2951">(</text:span><text:span text:style-name="T2952">"</text:span><text:span text:style-name="T2953">%d</text:span><text:span text:style-name="T2954">"</text:span><text:span text:style-name="T2955">,<text:s/></text:span><text:span text:style-name="T2956">&amp;</text:span><text:span text:style-name="T2957">a</text:span><text:span text:style-name="T2958">);</text:span><text:span text:style-name="T2959"><text:s/> // Reads an integer and stores it in variable 'a'</text:span></text:p>
      <text:p text:style-name="P2960"/>
      <text:list text:style-name="LFO30" text:continue-numbering="true">
        <text:list-item>
          <text:p text:style-name="P2961"><text:span text:style-name="T2962">When to Use</text:span>:</text:p>
          <text:list text:continue-numbering="true">
            <text:list-item>
              <text:p text:style-name="P2963">Use printf() when you want to display information to the user.</text:p>
            </text:list-item>
            <text:list-item>
              <text:p text:style-name="P2964">Use scanf() when you want to take input from the user.</text:p>
            </text:list-item>
          </text:list>
        </text:list-item>
      </text:list>
      <text:p text:style-name="P2965">C) Write the Output When a User Enters a = 2</text:p>
      <text:p text:style-name="Normal">When the user enters 2, the program will display the following output:</text:p>
      <text:p text:style-name="P2966"><text:span text:style-name="T2967">Enter a value:<text:s/></text:span><text:span text:style-name="T2968">2</text:span></text:p>
      <text:p text:style-name="P2969">C program</text:p>
      <text:p text:style-name="P2970">C program</text:p>
      <text:p text:style-name="P2971"><text:span text:style-name="T2972">The function has been called<text:s/></text:span><text:span text:style-name="T2973">2</text:span><text:span text:style-name="T2974"><text:s/>times</text:span></text:p>
      <text:p text:style-name="P2975"><text:span text:style-name="T2976">Press any key to<text:s/></text:span><text:span text:style-name="T2977">continue</text:span><text:span text:style-name="T2978"><text:s/>. . .</text:span></text:p>
      <text:p text:style-name="P2979"/>
      <text:list text:style-name="LFO31" text:continue-numbering="true">
        <text:list-item>
          <text:p text:style-name="P2980"><text:span text:style-name="T2981">Explanation</text:span>:</text:p>
          <text:list text:continue-numbering="true">
            <text:list-item>
              <text:p text:style-name="P2982">The program reads the value 2 and stores it in a.</text:p>
            </text:list-item>
            <text:list-item>
              <text:p text:style-name="P2983">The displayMessage function is called with a = 2.</text:p>
            </text:list-item>
            <text:list-item>
              <text:p text:style-name="P2984">The function prints "C program" two times.</text:p>
            </text:list-item>
            <text:list-item>
              <text:p text:style-name="P2985">The program then prints that the function has been called two times.</text:p>
            </text:list-item>
          </text:list>
        </text:list-item>
      </text:list>
      <text:p text:style-name="P2986">D) If a User Types 0 in the Black Screen, What Do You Think Should Be the Result?</text:p>
      <text:p text:style-name="P2987">If the user enters 0, the program will display the following output:</text:p>
      <text:p text:style-name="Normal">11</text:p>
      <text:p text:style-name="Normal">Write a c program which prompts the user to enter two positive numbers, and <text:s/>then the program asks the user to press 1 to continue or press any number to exit. If you press one the program asks you to enter operator (+,-,*,%,/) of your choice, then the program performs the operation according to the operator you have chosen and display the result.</text:p>
      <text:p text:style-name="Normal">Here's a C program that fulfills the requirements:</text:p>
      <text:p text:style-name="P2988"><text:span text:style-name="T2989">#include</text:span><text:span text:style-name="T2990"><text:s/></text:span><text:span text:style-name="T2991">&lt;stdio.h&gt;</text:span></text:p>
      <text:p text:style-name="P2992"/>
      <text:p text:style-name="P2993"><text:span text:style-name="T2994">int</text:span><text:span text:style-name="T2995"><text:s/></text:span><text:span text:style-name="T2996">main</text:span><text:span text:style-name="T2997">() {</text:span></text:p>
      <text:p text:style-name="P2998"><text:span text:style-name="T2999">   <text:s/></text:span><text:span text:style-name="T3000">int</text:span><text:span text:style-name="T3001"><text:s/>num1, num2;</text:span></text:p>
      <text:p text:style-name="P3002"><text:span text:style-name="T3003">   <text:s/></text:span><text:span text:style-name="T3004">char</text:span><text:span text:style-name="T3005"><text:s/>operator;</text:span></text:p>
      <text:p text:style-name="P3006"><text:span text:style-name="T3007">   <text:s/></text:span><text:span text:style-name="T3008">int</text:span><text:span text:style-name="T3009"><text:s/>choice;</text:span></text:p>
      <text:p text:style-name="P3010"><text:span text:style-name="T3011">   <text:s/></text:span><text:span text:style-name="T3012">int</text:span><text:span text:style-name="T3013"><text:s/>result;</text:span></text:p>
      <text:p text:style-name="P3014"/>
      <text:p text:style-name="P3015"><text:span text:style-name="T3016">   <text:s/></text:span><text:span text:style-name="T3017">do</text:span><text:span text:style-name="T3018"><text:s/>{</text:span></text:p>
      <text:p text:style-name="P3019"><text:span text:style-name="T3020">       <text:s/></text:span><text:span text:style-name="T3021">// Prompt the user to enter two positive numbers</text:span></text:p>
      <text:p text:style-name="P3022"><text:span text:style-name="T3023">       <text:s/></text:span><text:span text:style-name="T3024">printf</text:span><text:span text:style-name="T3025">(</text:span><text:span text:style-name="T3026">"Enter the first positive number: "</text:span><text:span text:style-name="T3027">);</text:span></text:p>
      <text:p text:style-name="P3028"><text:span text:style-name="T3029">       <text:s/></text:span><text:span text:style-name="T3030">scanf</text:span><text:span text:style-name="T3031">(</text:span><text:span text:style-name="T3032">"</text:span><text:span text:style-name="T3033">%d</text:span><text:span text:style-name="T3034">"</text:span><text:span text:style-name="T3035">,<text:s/></text:span><text:span text:style-name="T3036">&amp;</text:span><text:span text:style-name="T3037">num1);</text:span></text:p>
      <text:p text:style-name="P3038"><text:span text:style-name="T3039">       <text:s/></text:span><text:span text:style-name="T3040">printf</text:span><text:span text:style-name="T3041">(</text:span><text:span text:style-name="T3042">"Enter the second positive number: "</text:span><text:span text:style-name="T3043">);</text:span></text:p>
      <text:p text:style-name="P3044"><text:span text:style-name="T3045">       <text:s/></text:span><text:span text:style-name="T3046">scanf</text:span><text:span text:style-name="T3047">(</text:span><text:span text:style-name="T3048">"</text:span><text:span text:style-name="T3049">%d</text:span><text:span text:style-name="T3050">"</text:span><text:span text:style-name="T3051">,<text:s/></text:span><text:span text:style-name="T3052">&amp;</text:span><text:span text:style-name="T3053">num2);</text:span></text:p>
      <text:p text:style-name="P3054"/>
      <text:p text:style-name="P3055"><text:span text:style-name="T3056">       <text:s/></text:span><text:span text:style-name="T3057">// Ensure the numbers are positive</text:span></text:p>
      <text:p text:style-name="P3058"><text:span text:style-name="T3059">       <text:s/></text:span><text:span text:style-name="T3060">if</text:span><text:span text:style-name="T3061"><text:s/>(num1<text:s/></text:span><text:span text:style-name="T3062">&lt;=</text:span><text:span text:style-name="T3063"><text:s/></text:span><text:span text:style-name="T3064">0</text:span><text:span text:style-name="T3065"><text:s/></text:span><text:span text:style-name="T3066">||</text:span><text:span text:style-name="T3067"><text:s/>num2<text:s/></text:span><text:span text:style-name="T3068">&lt;=</text:span><text:span text:style-name="T3069"><text:s/></text:span><text:span text:style-name="T3070">0</text:span><text:span text:style-name="T3071">) {</text:span></text:p>
      <text:p text:style-name="P3072"><text:span text:style-name="T3073">           <text:s/></text:span><text:span text:style-name="T3074">printf</text:span><text:span text:style-name="T3075">(</text:span><text:span text:style-name="T3076">"Both numbers must be positive. Please try again.</text:span><text:span text:style-name="T3077">\n</text:span><text:span text:style-name="T3078">"</text:span><text:span text:style-name="T3079">);</text:span></text:p>
      <text:p text:style-name="P3080"><text:span text:style-name="T3081">           <text:s/></text:span><text:span text:style-name="T3082">continue</text:span><text:span text:style-name="T3083">;</text:span></text:p>
      <text:p text:style-name="P3084">        }</text:p>
      <text:p text:style-name="P3085"/>
      <text:p text:style-name="P3086"><text:span text:style-name="T3087">       <text:s/></text:span><text:span text:style-name="T3088">// Prompt the user to press 1 to continue or any other number to exit</text:span></text:p>
      <text:p text:style-name="P3089"><text:span text:style-name="T3090">       <text:s/></text:span><text:span text:style-name="T3091">printf</text:span><text:span text:style-name="T3092">(</text:span><text:span text:style-name="T3093">"Press 1 to continue or press any other number to exit: "</text:span><text:span text:style-name="T3094">);</text:span></text:p>
      <text:p text:style-name="P3095"><text:span text:style-name="T3096">       <text:s/></text:span><text:span text:style-name="T3097">scanf</text:span><text:span text:style-name="T3098">(</text:span><text:span text:style-name="T3099">"</text:span><text:span text:style-name="T3100">%d</text:span><text:span text:style-name="T3101">"</text:span><text:span text:style-name="T3102">,<text:s/></text:span><text:span text:style-name="T3103">&amp;</text:span><text:span text:style-name="T3104">choice);</text:span></text:p>
      <text:p text:style-name="P3105"/>
      <text:p text:style-name="P3106"><text:span text:style-name="T3107">       <text:s/></text:span><text:span text:style-name="T3108">if</text:span><text:span text:style-name="T3109"><text:s/>(choice<text:s/></text:span><text:span text:style-name="T3110">!=</text:span><text:span text:style-name="T3111"><text:s/></text:span><text:span text:style-name="T3112">1</text:span><text:span text:style-name="T3113">) {</text:span></text:p>
      <text:p text:style-name="P3114"><text:span text:style-name="T3115">           <text:s/></text:span><text:span text:style-name="T3116">printf</text:span><text:span text:style-name="T3117">(</text:span><text:span text:style-name="T3118">"Exiting the program.</text:span><text:span text:style-name="T3119">\n</text:span><text:span text:style-name="T3120">"</text:span><text:span text:style-name="T3121">);</text:span></text:p>
      <text:p text:style-name="P3122"><text:span text:style-name="T3123">           <text:s/></text:span><text:span text:style-name="T3124">break</text:span><text:span text:style-name="T3125">;</text:span></text:p>
      <text:p text:style-name="P3126">        }</text:p>
      <text:p text:style-name="P3127"/>
      <text:p text:style-name="P3128"><text:span text:style-name="T3129">       <text:s/></text:span><text:span text:style-name="T3130">// Ask the user to enter an operator</text:span></text:p>
      <text:p text:style-name="P3131"><text:span text:style-name="T3132">       <text:s/></text:span><text:span text:style-name="T3133">printf</text:span><text:span text:style-name="T3134">(</text:span><text:span text:style-name="T3135">"Enter an operator (+, -, *, /,<text:s/></text:span><text:span text:style-name="T3136">%%</text:span><text:span text:style-name="T3137">): "</text:span><text:span text:style-name="T3138">);</text:span></text:p>
      <text:p text:style-name="P3139"><text:span text:style-name="T3140">       <text:s/></text:span><text:span text:style-name="T3141">scanf</text:span><text:span text:style-name="T3142">(</text:span><text:span text:style-name="T3143">"<text:s/></text:span><text:span text:style-name="T3144">%c</text:span><text:span text:style-name="T3145">"</text:span><text:span text:style-name="T3146">,<text:s/></text:span><text:span text:style-name="T3147">&amp;</text:span><text:span text:style-name="T3148">operator);</text:span></text:p>
      <text:p text:style-name="P3149"/>
      <text:p text:style-name="P3150"><text:span text:style-name="T3151">       <text:s/></text:span><text:span text:style-name="T3152">// Perform the operation based on the chosen operator</text:span></text:p>
      <text:p text:style-name="P3153"><text:span text:style-name="T3154">       <text:s/></text:span><text:span text:style-name="T3155">switch</text:span><text:span text:style-name="T3156"><text:s/>(operator) {</text:span></text:p>
      <text:p text:style-name="P3157"><text:span text:style-name="T3158">           <text:s/></text:span><text:span text:style-name="T3159">case</text:span><text:span text:style-name="T3160"><text:s/></text:span><text:span text:style-name="T3161">'+'</text:span><text:span text:style-name="T3162">:</text:span></text:p>
      <text:p text:style-name="P3163"><text:span text:style-name="T3164">                result<text:s/></text:span><text:span text:style-name="T3165">=</text:span><text:span text:style-name="T3166"><text:s/>num1<text:s/></text:span><text:span text:style-name="T3167">+</text:span><text:span text:style-name="T3168"><text:s/>num2;</text:span></text:p>
      <text:p text:style-name="P3169"><text:span text:style-name="T3170">               <text:s/></text:span><text:span text:style-name="T3171">printf</text:span><text:span text:style-name="T3172">(</text:span><text:span text:style-name="T3173">"Result:<text:s/></text:span><text:span text:style-name="T3174">%d</text:span><text:span text:style-name="T3175"><text:s/>+<text:s/></text:span><text:span text:style-name="T3176">%d</text:span><text:span text:style-name="T3177"><text:s/>=<text:s/></text:span><text:span text:style-name="T3178">%d\n</text:span><text:span text:style-name="T3179">"</text:span><text:span text:style-name="T3180">, num1, num2, result);</text:span></text:p>
      <text:p text:style-name="P3181"><text:span text:style-name="T3182">               <text:s/></text:span><text:span text:style-name="T3183">break</text:span><text:span text:style-name="T3184">;</text:span></text:p>
      <text:p text:style-name="P3185"><text:span text:style-name="T3186">           <text:s/></text:span><text:span text:style-name="T3187">case</text:span><text:span text:style-name="T3188"><text:s/></text:span><text:span text:style-name="T3189">'-'</text:span><text:span text:style-name="T3190">:</text:span></text:p>
      <text:p text:style-name="P3191"><text:span text:style-name="T3192">                result<text:s/></text:span><text:span text:style-name="T3193">=</text:span><text:span text:style-name="T3194"><text:s/>num1<text:s/></text:span><text:span text:style-name="T3195">-</text:span><text:span text:style-name="T3196"><text:s/>num2;</text:span></text:p>
      <text:p text:style-name="P3197"><text:span text:style-name="T3198">               <text:s/></text:span><text:span text:style-name="T3199">printf</text:span><text:span text:style-name="T3200">(</text:span><text:span text:style-name="T3201">"Result:<text:s/></text:span><text:span text:style-name="T3202">%d</text:span><text:span text:style-name="T3203"><text:s/>-<text:s/></text:span><text:span text:style-name="T3204">%d</text:span><text:span text:style-name="T3205"><text:s/>=<text:s/></text:span><text:span text:style-name="T3206">%d\n</text:span><text:span text:style-name="T3207">"</text:span><text:span text:style-name="T3208">, num1, num2, result);</text:span></text:p>
      <text:p text:style-name="P3209"><text:span text:style-name="T3210">               <text:s/></text:span><text:span text:style-name="T3211">break</text:span><text:span text:style-name="T3212">;</text:span></text:p>
      <text:p text:style-name="P3213"><text:span text:style-name="T3214">           <text:s/></text:span><text:span text:style-name="T3215">case</text:span><text:span text:style-name="T3216"><text:s/></text:span><text:span text:style-name="T3217">'*'</text:span><text:span text:style-name="T3218">:</text:span></text:p>
      <text:p text:style-name="P3219"><text:span text:style-name="T3220">                result<text:s/></text:span><text:span text:style-name="T3221">=</text:span><text:span text:style-name="T3222"><text:s/>num1<text:s/></text:span><text:span text:style-name="T3223">*</text:span><text:span text:style-name="T3224"><text:s/>num2;</text:span></text:p>
      <text:p text:style-name="P3225"><text:span text:style-name="T3226">               <text:s/></text:span><text:span text:style-name="T3227">printf</text:span><text:span text:style-name="T3228">(</text:span><text:span text:style-name="T3229">"Result:<text:s/></text:span><text:span text:style-name="T3230">%d</text:span><text:span text:style-name="T3231"><text:s/>*<text:s/></text:span><text:span text:style-name="T3232">%d</text:span><text:span text:style-name="T3233"><text:s/>=<text:s/></text:span><text:span text:style-name="T3234">%d\n</text:span><text:span text:style-name="T3235">"</text:span><text:span text:style-name="T3236">, num1, num2, result);</text:span></text:p>
      <text:p text:style-name="P3237"><text:span text:style-name="T3238">               <text:s/></text:span><text:span text:style-name="T3239">break</text:span><text:span text:style-name="T3240">;</text:span></text:p>
      <text:p text:style-name="P3241"><text:span text:style-name="T3242">           <text:s/></text:span><text:span text:style-name="T3243">case</text:span><text:span text:style-name="T3244"><text:s/></text:span><text:span text:style-name="T3245">'/'</text:span><text:span text:style-name="T3246">:</text:span></text:p>
      <text:p text:style-name="P3247"><text:span text:style-name="T3248">               <text:s/></text:span><text:span text:style-name="T3249">if</text:span><text:span text:style-name="T3250"><text:s/>(num2<text:s/></text:span><text:span text:style-name="T3251">!=</text:span><text:span text:style-name="T3252"><text:s/></text:span><text:span text:style-name="T3253">0</text:span><text:span text:style-name="T3254">) {</text:span></text:p>
      <text:p text:style-name="P3255"><text:span text:style-name="T3256">                    result<text:s/></text:span><text:span text:style-name="T3257">=</text:span><text:span text:style-name="T3258"><text:s/>num1<text:s/></text:span><text:span text:style-name="T3259">/</text:span><text:span text:style-name="T3260"><text:s/>num2;</text:span></text:p>
      <text:p text:style-name="P3261"><text:span text:style-name="T3262">                   <text:s/></text:span><text:span text:style-name="T3263">printf</text:span><text:span text:style-name="T3264">(</text:span><text:span text:style-name="T3265">"Result:<text:s/></text:span><text:span text:style-name="T3266">%d</text:span><text:span text:style-name="T3267"><text:s/>/<text:s/></text:span><text:span text:style-name="T3268">%d</text:span><text:span text:style-name="T3269"><text:s/>=<text:s/></text:span><text:span text:style-name="T3270">%d\n</text:span><text:span text:style-name="T3271">"</text:span><text:span text:style-name="T3272">, num1, num2, result);</text:span></text:p>
      <text:p text:style-name="P3273"><text:span text:style-name="T3274">                }<text:s/></text:span><text:span text:style-name="T3275">else</text:span><text:span text:style-name="T3276"><text:s/>{</text:span></text:p>
      <text:p text:style-name="P3277"><text:span text:style-name="T3278">                   <text:s/></text:span><text:span text:style-name="T3279">printf</text:span><text:span text:style-name="T3280">(</text:span><text:span text:style-name="T3281">"Division by zero is not allowed.</text:span><text:span text:style-name="T3282">\n</text:span><text:span text:style-name="T3283">"</text:span><text:span text:style-name="T3284">);</text:span></text:p>
      <text:p text:style-name="P3285">                }</text:p>
      <text:p text:style-name="P3286"><text:span text:style-name="T3287">               <text:s/></text:span><text:span text:style-name="T3288">break</text:span><text:span text:style-name="T3289">;</text:span></text:p>
      <text:p text:style-name="P3290"><text:span text:style-name="T3291">           <text:s/></text:span><text:span text:style-name="T3292">case</text:span><text:span text:style-name="T3293"><text:s/></text:span><text:span text:style-name="T3294">'%'</text:span><text:span text:style-name="T3295">:</text:span></text:p>
      <text:p text:style-name="P3296"><text:span text:style-name="T3297">               <text:s/></text:span><text:span text:style-name="T3298">if</text:span><text:span text:style-name="T3299"><text:s/>(num2<text:s/></text:span><text:span text:style-name="T3300">!=</text:span><text:span text:style-name="T3301"><text:s/></text:span><text:span text:style-name="T3302">0</text:span><text:span text:style-name="T3303">) {</text:span></text:p>
      <text:p text:style-name="P3304"><text:span text:style-name="T3305">                    result<text:s/></text:span><text:span text:style-name="T3306">=</text:span><text:span text:style-name="T3307"><text:s/>num1<text:s/></text:span><text:span text:style-name="T3308">%</text:span><text:span text:style-name="T3309"><text:s/>num2;</text:span></text:p>
      <text:p text:style-name="P3310"><text:span text:style-name="T3311">                   <text:s/></text:span><text:span text:style-name="T3312">printf</text:span><text:span text:style-name="T3313">(</text:span><text:span text:style-name="T3314">"Result:<text:s/></text:span><text:span text:style-name="T3315">%d</text:span><text:span text:style-name="T3316"><text:s/></text:span><text:span text:style-name="T3317">%%</text:span><text:span text:style-name="T3318"><text:s/></text:span><text:span text:style-name="T3319">%d</text:span><text:span text:style-name="T3320"><text:s/>=<text:s/></text:span><text:span text:style-name="T3321">%d\n</text:span><text:span text:style-name="T3322">"</text:span><text:span text:style-name="T3323">, num1, num2, result);</text:span></text:p>
      <text:p text:style-name="P3324"><text:span text:style-name="T3325">                }<text:s/></text:span><text:span text:style-name="T3326">else</text:span><text:span text:style-name="T3327"><text:s/>{</text:span></text:p>
      <text:p text:style-name="P3328"><text:span text:style-name="T3329">                   <text:s/></text:span><text:span text:style-name="T3330">printf</text:span><text:span text:style-name="T3331">(</text:span><text:span text:style-name="T3332">"Division by zero is not allowed.</text:span><text:span text:style-name="T3333">\n</text:span><text:span text:style-name="T3334">"</text:span><text:span text:style-name="T3335">);</text:span></text:p>
      <text:p text:style-name="P3336">                }</text:p>
      <text:p text:style-name="P3337"><text:span text:style-name="T3338">               <text:s/></text:span><text:span text:style-name="T3339">break</text:span><text:span text:style-name="T3340">;</text:span></text:p>
      <text:p text:style-name="P3341"><text:span text:style-name="T3342">           <text:s/></text:span><text:span text:style-name="T3343">default</text:span><text:span text:style-name="T3344">:</text:span></text:p>
      <text:p text:style-name="P3345"><text:span text:style-name="T3346">               <text:s/></text:span><text:span text:style-name="T3347">printf</text:span><text:span text:style-name="T3348">(</text:span><text:span text:style-name="T3349">"Invalid operator. Please try again.</text:span><text:span text:style-name="T3350">\n</text:span><text:span text:style-name="T3351">"</text:span><text:span text:style-name="T3352">);</text:span></text:p>
      <text:p text:style-name="P3353"><text:span text:style-name="T3354">               <text:s/></text:span><text:span text:style-name="T3355">break</text:span><text:span text:style-name="T3356">;</text:span></text:p>
      <text:p text:style-name="P3357">        }</text:p>
      <text:p text:style-name="P3358"/>
      <text:p text:style-name="P3359"><text:span text:style-name="T3360">    }<text:s/></text:span><text:span text:style-name="T3361">while</text:span><text:span text:style-name="T3362"><text:s/>(choice<text:s/></text:span><text:span text:style-name="T3363">==</text:span><text:span text:style-name="T3364"><text:s/></text:span><text:span text:style-name="T3365">1</text:span><text:span text:style-name="T3366">);</text:span></text:p>
      <text:p text:style-name="P3367"/>
      <text:p text:style-name="P3368"><text:span text:style-name="T3369">   <text:s/></text:span><text:span text:style-name="T3370">return</text:span><text:span text:style-name="T3371"><text:s/></text:span><text:span text:style-name="T3372">0</text:span><text:span text:style-name="T3373">;</text:span></text:p>
      <text:p text:style-name="P3374">}</text:p>
      <text:p text:style-name="P3375"/>
      <text:p text:style-name="P3376">Explanation:</text:p>
      <text:list text:style-name="LFO32" text:continue-numbering="true">
        <text:list-item>
          <text:p text:style-name="P3377"><text:span text:style-name="T3378">User Input</text:span>:</text:p>
          <text:list text:continue-numbering="true">
            <text:list-item>
              <text:p text:style-name="P3379">The program starts by asking the user to enter two positive numbers.</text:p>
            </text:list-item>
          </text:list>
        </text:list-item>
        <text:list-item>
          <text:p text:style-name="P3380"><text:span text:style-name="T3381">Validation</text:span>:</text:p>
          <text:list text:continue-numbering="true">
            <text:list-item>
              <text:p text:style-name="P3382">If the numbers entered are not positive, the program will ask the user to enter the numbers again.</text:p>
            </text:list-item>
          </text:list>
        </text:list-item>
        <text:list-item>
          <text:p text:style-name="P3383"><text:span text:style-name="T3384">Choice</text:span>:</text:p>
          <text:list text:continue-numbering="true">
            <text:list-item>
              <text:p text:style-name="P3385">The user is asked to press 1 to continue or any other number to exit. If 1 is pressed, the program proceeds; otherwise, it exits.</text:p>
            </text:list-item>
          </text:list>
        </text:list-item>
        <text:list-item>
          <text:p text:style-name="P3386"><text:span text:style-name="T3387">Operator Selection</text:span>:</text:p>
          <text:list text:continue-numbering="true">
            <text:list-item>
              <text:p text:style-name="P3388">The user is prompted to enter an operator (+, -, *, /, %).</text:p>
            </text:list-item>
          </text:list>
        </text:list-item>
        <text:list-item>
          <text:p text:style-name="P3389"><text:span text:style-name="T3390">Operation Execution</text:span>:</text:p>
          <text:list text:continue-numbering="true">
            <text:list-item>
              <text:p text:style-name="P3391">The program performs the selected operation based on the operator provided and displays the result.</text:p>
            </text:list-item>
          </text:list>
        </text:list-item>
        <text:list-item>
          <text:p text:style-name="P3392"><text:span text:style-name="T3393">Loop</text:span>:</text:p>
          <text:list text:continue-numbering="true">
            <text:list-item>
              <text:p text:style-name="P3394">The program loops back to the beginning if the user chooses to continue by pressing 1.</text:p>
            </text:list-item>
          </text:list>
        </text:list-item>
      </text:list>
      <text:p text:style-name="P3395">Example Output:</text:p>
      <text:p text:style-name="Normal"/>
      <text:p text:style-name="P3396"><text:span text:style-name="T3397">Enter the first positive number:<text:s/></text:span><text:span text:style-name="T3398">10</text:span></text:p>
      <text:p text:style-name="P3399"><text:span text:style-name="T3400">Enter the second positive number:<text:s/></text:span><text:span text:style-name="T3401">5</text:span></text:p>
      <text:p text:style-name="P3402"><text:span text:style-name="T3403">Press<text:s/></text:span><text:span text:style-name="T3404">1</text:span><text:span text:style-name="T3405"><text:s/>to<text:s/></text:span><text:span text:style-name="T3406">continue</text:span><text:span text:style-name="T3407"><text:s/>or press any other number to exit:<text:s/></text:span><text:span text:style-name="T3408">1</text:span></text:p>
      <text:p text:style-name="P3409"><text:span text:style-name="T3410">Enter an<text:s/></text:span><text:span text:style-name="T3411">operator</text:span><text:span text:style-name="T3412"><text:s/>(</text:span><text:span text:style-name="T3413">+</text:span><text:span text:style-name="T3414">,<text:s/></text:span><text:span text:style-name="T3415">-</text:span><text:span text:style-name="T3416">,<text:s/></text:span><text:span text:style-name="T3417">*</text:span><text:span text:style-name="T3418">,<text:s/></text:span><text:span text:style-name="T3419">/</text:span><text:span text:style-name="T3420">,<text:s/></text:span><text:span text:style-name="T3421">%</text:span><text:span text:style-name="T3422">):<text:s/></text:span><text:span text:style-name="T3423">+</text:span></text:p>
      <text:p text:style-name="P3424"><text:span text:style-name="T3425">Result:<text:s/></text:span><text:span text:style-name="T3426">10</text:span><text:span text:style-name="T3427"><text:s/></text:span><text:span text:style-name="T3428">+</text:span><text:span text:style-name="T3429"><text:s/></text:span><text:span text:style-name="T3430">5</text:span><text:span text:style-name="T3431"><text:s/></text:span><text:span text:style-name="T3432">=</text:span><text:span text:style-name="T3433"><text:s/></text:span><text:span text:style-name="T3434">15</text:span></text:p>
      <text:p text:style-name="P3435"><text:span text:style-name="T3436">Press<text:s/></text:span><text:span text:style-name="T3437">1</text:span><text:span text:style-name="T3438"><text:s/>to<text:s/></text:span><text:span text:style-name="T3439">continue</text:span><text:span text:style-name="T3440"><text:s/>or press any other number to exit:<text:s/></text:span><text:span text:style-name="T3441">2</text:span></text:p>
      <text:p text:style-name="P3442">Exiting the program.</text:p>
      <text:p text:style-name="P3443"/>
      <text:p text:style-name="Normal"/>
      <text:p text:style-name="P3444"/>
      <text:p text:style-name="Normal">12</text:p>
      <text:p text:style-name="Normal">A. Write the following pointer declarations.</text:p>
      <text:p text:style-name="Normal">a.i. p, a pointer to an integer.</text:p>
      <text:p text:style-name="Normal">a.ii. char p, a pointer to a character.</text:p>
      <text:p text:style-name="Normal">a.iii. fp, a pointer to a float.</text:p>
      <text:p text:style-name="Normal">a.iv. How is a pointer variable different from an ordinary variable?</text:p>
      <text:p text:style-name="Normal">B. Write a program to add two integers using pointers</text:p>
      <text:p text:style-name="Normal"/>
      <text:p text:style-name="P3445">12</text:p>
      <text:p text:style-name="P3446">A. Pointer Declarations</text:p>
      <text:p text:style-name="Normal">a.i.<text:s/><text:span text:style-name="T3447">Pointer to an integer</text:span>:</text:p>
      <text:p text:style-name="P3448"><text:span text:style-name="T3449">int</text:span><text:span text:style-name="T3450"><text:s/></text:span><text:span text:style-name="T3451">*</text:span><text:span text:style-name="T3452">p;</text:span></text:p>
      <text:p text:style-name="P3453"/>
      <text:p text:style-name="Normal">a.ii.<text:s/><text:span text:style-name="T3454">Pointer to a character</text:span>:</text:p>
      <text:p text:style-name="P3455"><text:span text:style-name="T3456">char</text:span><text:span text:style-name="T3457"><text:s/></text:span><text:span text:style-name="T3458">*</text:span><text:span text:style-name="T3459">p;</text:span></text:p>
      <text:p text:style-name="P3460"/>
      <text:p text:style-name="Normal">a.iii.<text:s/><text:span text:style-name="T3461">Pointer to a float</text:span>:</text:p>
      <text:p text:style-name="Normal">float *fp;</text:p>
      <text:p text:style-name="Normal">a.iv.<text:s/><text:span text:style-name="T3462">Difference between a Pointer Variable and an Ordinary Variable</text:span>:</text:p>
      <text:list text:style-name="LFO33" text:continue-numbering="true">
        <text:list-item>
          <text:p text:style-name="P3463"><text:span text:style-name="T3464">Ordinary Variable</text:span>:</text:p>
          <text:list text:continue-numbering="true">
            <text:list-item>
              <text:p text:style-name="P3465">Stores a specific data value (e.g., an integer, float, character).</text:p>
            </text:list-item>
            <text:list-item>
              <text:p text:style-name="P3466">Example: int a = 10; stores the value 10 in the variable a.</text:p>
            </text:list-item>
          </text:list>
        </text:list-item>
        <text:list-item>
          <text:p text:style-name="P3467"><text:span text:style-name="T3468">Pointer Variable</text:span>:</text:p>
          <text:list text:continue-numbering="true">
            <text:list-item>
              <text:p text:style-name="P3469">Stores the memory address of another variable.</text:p>
            </text:list-item>
            <text:list-item>
              <text:p text:style-name="P3470">It "points" to the location in memory where the actual data is stored.</text:p>
            </text:list-item>
            <text:list-item>
              <text:p text:style-name="P3471">Example: int *p; declares a pointer p that can store the address of an integer variable.</text:p>
            </text:list-item>
          </text:list>
        </text:list-item>
      </text:list>
      <text:p text:style-name="P3472">B. Program to Add Two Integers Using Pointers</text:p>
      <text:p text:style-name="P3473"><text:span text:style-name="T3474">#include</text:span><text:span text:style-name="T3475"><text:s/></text:span><text:span text:style-name="T3476">&lt;stdio.h&gt;</text:span></text:p>
      <text:p text:style-name="P3477"/>
      <text:p text:style-name="P3478"><text:span text:style-name="T3479">int</text:span><text:span text:style-name="T3480"><text:s/></text:span><text:span text:style-name="T3481">main</text:span><text:span text:style-name="T3482">() {</text:span></text:p>
      <text:p text:style-name="P3483"><text:span text:style-name="T3484">   <text:s/></text:span><text:span text:style-name="T3485">int</text:span><text:span text:style-name="T3486"><text:s/>num1, num2, sum;</text:span></text:p>
      <text:p text:style-name="P3487"><text:span text:style-name="T3488">   <text:s/></text:span><text:span text:style-name="T3489">int</text:span><text:span text:style-name="T3490"><text:s/></text:span><text:span text:style-name="T3491">*</text:span><text:span text:style-name="T3492">ptr1,<text:s/></text:span><text:span text:style-name="T3493">*</text:span><text:span text:style-name="T3494">ptr2;</text:span></text:p>
      <text:p text:style-name="P3495"/>
      <text:p text:style-name="P3496"><text:span text:style-name="T3497">   <text:s/></text:span><text:span text:style-name="T3498">// Input two integers</text:span></text:p>
      <text:p text:style-name="P3499"><text:span text:style-name="T3500">   <text:s/></text:span><text:span text:style-name="T3501">printf</text:span><text:span text:style-name="T3502">(</text:span><text:span text:style-name="T3503">"Enter the first integer: "</text:span><text:span text:style-name="T3504">);</text:span></text:p>
      <text:p text:style-name="P3505"><text:span text:style-name="T3506">   <text:s/></text:span><text:span text:style-name="T3507">scanf</text:span><text:span text:style-name="T3508">(</text:span><text:span text:style-name="T3509">"</text:span><text:span text:style-name="T3510">%d</text:span><text:span text:style-name="T3511">"</text:span><text:span text:style-name="T3512">,<text:s/></text:span><text:span text:style-name="T3513">&amp;</text:span><text:span text:style-name="T3514">num1);</text:span></text:p>
      <text:p text:style-name="P3515"><text:span text:style-name="T3516">   <text:s/></text:span><text:span text:style-name="T3517">printf</text:span><text:span text:style-name="T3518">(</text:span><text:span text:style-name="T3519">"Enter the second integer: "</text:span><text:span text:style-name="T3520">);</text:span></text:p>
      <text:p text:style-name="P3521"><text:span text:style-name="T3522">   <text:s/></text:span><text:span text:style-name="T3523">scanf</text:span><text:span text:style-name="T3524">(</text:span><text:span text:style-name="T3525">"</text:span><text:span text:style-name="T3526">%d</text:span><text:span text:style-name="T3527">"</text:span><text:span text:style-name="T3528">,<text:s/></text:span><text:span text:style-name="T3529">&amp;</text:span><text:span text:style-name="T3530">num2);</text:span></text:p>
      <text:p text:style-name="P3531"/>
      <text:p text:style-name="P3532"><text:span text:style-name="T3533">   <text:s/></text:span><text:span text:style-name="T3534">// Assign the addresses of num1 and num2 to ptr1 and ptr2</text:span></text:p>
      <text:p text:style-name="P3535"><text:span text:style-name="T3536">    ptr1<text:s/></text:span><text:span text:style-name="T3537">=</text:span><text:span text:style-name="T3538"><text:s/></text:span><text:span text:style-name="T3539">&amp;</text:span><text:span text:style-name="T3540">num1;</text:span></text:p>
      <text:p text:style-name="P3541"><text:span text:style-name="T3542">    ptr2<text:s/></text:span><text:span text:style-name="T3543">=</text:span><text:span text:style-name="T3544"><text:s/></text:span><text:span text:style-name="T3545">&amp;</text:span><text:span text:style-name="T3546">num2;</text:span></text:p>
      <text:p text:style-name="P3547"/>
      <text:p text:style-name="P3548"><text:span text:style-name="T3549">   <text:s/></text:span><text:span text:style-name="T3550">// Calculate the sum using pointers</text:span></text:p>
      <text:p text:style-name="P3551"><text:span text:style-name="T3552">    sum<text:s/></text:span><text:span text:style-name="T3553">=</text:span><text:span text:style-name="T3554"><text:s/></text:span><text:span text:style-name="T3555">*</text:span><text:span text:style-name="T3556">ptr1<text:s/></text:span><text:span text:style-name="T3557">+</text:span><text:span text:style-name="T3558"><text:s/></text:span><text:span text:style-name="T3559">*</text:span><text:span text:style-name="T3560">ptr2;</text:span></text:p>
      <text:p text:style-name="P3561"/>
      <text:p text:style-name="P3562"><text:span text:style-name="T3563">   <text:s/></text:span><text:span text:style-name="T3564">// Output the result</text:span></text:p>
      <text:p text:style-name="P3565"><text:span text:style-name="T3566">   <text:s/></text:span><text:span text:style-name="T3567">printf</text:span><text:span text:style-name="T3568">(</text:span><text:span text:style-name="T3569">"Sum of<text:s/></text:span><text:span text:style-name="T3570">%d</text:span><text:span text:style-name="T3571"><text:s/>and<text:s/></text:span><text:span text:style-name="T3572">%d</text:span><text:span text:style-name="T3573"><text:s/>is:<text:s/></text:span><text:span text:style-name="T3574">%d\n</text:span><text:span text:style-name="T3575">"</text:span><text:span text:style-name="T3576">,<text:s/></text:span><text:span text:style-name="T3577">*</text:span><text:span text:style-name="T3578">ptr1,<text:s/></text:span><text:span text:style-name="T3579">*</text:span><text:span text:style-name="T3580">ptr2, sum);</text:span></text:p>
      <text:p text:style-name="P3581"/>
      <text:p text:style-name="P3582"><text:span text:style-name="T3583">   <text:s/></text:span><text:span text:style-name="T3584">return</text:span><text:span text:style-name="T3585"><text:s/></text:span><text:span text:style-name="T3586">0</text:span><text:span text:style-name="T3587">;</text:span></text:p>
      <text:p text:style-name="P3588">}</text:p>
      <text:p text:style-name="P3589"/>
      <text:p text:style-name="P3590">Explanation:</text:p>
      <text:list text:style-name="LFO34" text:continue-numbering="true">
        <text:list-item>
          <text:p text:style-name="P3591"><text:span text:style-name="T3592">Pointer Declaration</text:span>:</text:p>
          <text:list text:continue-numbering="true">
            <text:list-item>
              <text:p text:style-name="P3593">int *ptr1, *ptr2; declares two pointers ptr1 and ptr2 that can point to integers.</text:p>
            </text:list-item>
          </text:list>
        </text:list-item>
        <text:list-item>
          <text:p text:style-name="P3594"><text:span text:style-name="T3595">Assigning Addresses</text:span>:</text:p>
          <text:list text:continue-numbering="true">
            <text:list-item>
              <text:p text:style-name="P3596">ptr1 = &amp;num1; and ptr2 = &amp;num2; assign the memory addresses of num1 and num2 to the pointers ptr1 and ptr2.</text:p>
            </text:list-item>
          </text:list>
        </text:list-item>
        <text:list-item>
          <text:p text:style-name="P3597"><text:span text:style-name="T3598">Dereferencing Pointers</text:span>:</text:p>
          <text:list text:continue-numbering="true">
            <text:list-item>
              <text:p text:style-name="P3599">sum = *ptr1 + *ptr2; adds the values pointed to by ptr1 and ptr2.</text:p>
            </text:list-item>
          </text:list>
        </text:list-item>
        <text:list-item>
          <text:p text:style-name="P3600"><text:span text:style-name="T3601">Output</text:span>:</text:p>
          <text:list text:continue-numbering="true">
            <text:list-item>
              <text:p text:style-name="P3602">The program prints the sum of the two integers using pointers.</text:p>
            </text:list-item>
          </text:list>
        </text:list-item>
      </text:list>
      <text:p text:style-name="P3603">Example Output:</text:p>
      <text:p text:style-name="P3604"><text:span text:style-name="T3605">Enter the first integer:<text:s/></text:span><text:span text:style-name="T3606">10</text:span></text:p>
      <text:p text:style-name="P3607"><text:span text:style-name="T3608">Enter the second integer:<text:s/></text:span><text:span text:style-name="T3609">20</text:span></text:p>
      <text:p text:style-name="P3610"><text:span text:style-name="T3611">Sum of<text:s/></text:span><text:span text:style-name="T3612">10</text:span><text:span text:style-name="T3613"><text:s/>and<text:s/></text:span><text:span text:style-name="T3614">20</text:span><text:span text:style-name="T3615"><text:s/>is:<text:s/></text:span><text:span text:style-name="T3616">30</text:span></text:p>
      <text:p text:style-name="P3617"/>
      <text:p text:style-name="P36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49:00Z</dc:date>
    <meta:template xlink:href="Normal" xlink:type="simple"/>
    <meta:editing-cycles>84</meta:editing-cycles>
    <meta:editing-duration>PT4500S</meta:editing-duration>
    <meta:document-statistic meta:page-count="30" meta:paragraph-count="61" meta:word-count="4621" meta:character-count="30906" meta:row-count="219" meta:non-whitespace-character-count="26346"/>
  </office:meta>
</office:document-meta>
</file>